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660066" draw:textarea-horizontal-align="justify" draw:textarea-vertical-align="middle" draw:auto-grow-height="false" fo:min-height="2.15cm" fo:min-width="2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cc0000" draw:textarea-horizontal-align="justify" draw:textarea-vertical-align="middle" draw:auto-grow-height="false" fo:min-height="2.05cm" fo:min-width="2.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0000cc" draw:textarea-horizontal-align="justify" draw:textarea-vertical-align="middle" draw:auto-grow-height="false" fo:min-height="2.05cm" fo:min-width="2.3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3333ff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3333ff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-color="#66cc00" draw:textarea-horizontal-align="justify" draw:textarea-vertical-align="middle" draw:auto-grow-height="false" fo:min-height="2.05cm" fo:min-width="3cm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Dashed_20__28_var_29_"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10" style:family="graphic" style:parent-style-name="standard">
      <style:graphic-properties svg:stroke-width="0.1cm" svg:stroke-color="#000000" draw:marker-start-width="0.5cm" draw:marker-end-width="0.5cm" draw:fill-color="#ffcc99" draw:textarea-horizontal-align="justify" draw:textarea-vertical-align="middle" draw:auto-grow-height="false" fo:min-height="2.05cm" fo:min-width="2.9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2cm" svg:stroke-color="#cc0000" draw:marker-start-width="0.8cm" draw:marker-end-width="0.3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2cm" svg:stroke-color="#cc0000" draw:marker-start-width="0.8cm" draw:marker-end="Arrow" draw:marker-end-width="0.3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6cm"/>
    </style:style>
    <style:style style:name="gr15" style:family="graphic" style:parent-style-name="objectwithoutfill">
      <style:graphic-properties svg:stroke-width="0.25cm" svg:stroke-color="#660066" draw:marker-start-width="0.955cm" draw:marker-end-width="0.455cm" draw:fill="none" draw:textarea-vertical-align="middle" fo:padding-top="0.25cm" fo:padding-bottom="0.25cm" fo:padding-left="0.375cm" fo:padding-right="0.375cm"/>
    </style:style>
    <style:style style:name="gr16" style:family="graphic" style:parent-style-name="objectwithoutfill">
      <style:graphic-properties svg:stroke-width="0.25cm" svg:stroke-color="#660066" draw:marker-start-width="0.955cm" draw:marker-end="Arrow" draw:marker-end-width="0.455cm" draw:fill="none" draw:textarea-vertical-align="middle" fo:padding-top="0.25cm" fo:padding-bottom="0.25cm" fo:padding-left="0.375cm" fo:padding-right="0.375cm"/>
    </style:style>
    <style:style style:name="gr17" style:family="graphic" style:parent-style-name="objectwithoutfill">
      <style:graphic-properties svg:stroke-width="0.6cm" svg:stroke-color="#660066" draw:marker-start-width="2.015cm" draw:marker-end="Arrow" draw:marker-end-width="1.515cm" draw:fill="none" draw:textarea-vertical-align="middle" fo:padding-top="0.425cm" fo:padding-bottom="0.425cm" fo:padding-left="0.55cm" fo:padding-right="0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19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3.95cm" fo:min-width="5.4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-color="#660066"/>
      <style:paragraph-properties fo:text-align="center"/>
    </style:style>
    <style:style style:name="P3" style:family="paragraph">
      <loext:graphic-properties draw:fill-color="#cc0000"/>
      <style:paragraph-properties fo:text-align="center"/>
    </style:style>
    <style:style style:name="P4" style:family="paragraph">
      <loext:graphic-properties draw:fill-color="#0000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66cc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cc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2.9cm" svg:height="2.4cm" svg:x="10.3cm" svg:y="12.2cm">
          <text:p text:style-name="P1">V1720s</text:p>
          <text:p text:style-name="P1">(32)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2.9cm" svg:height="2.4cm" svg:x="14.019cm" svg:y="12.2cm">
          <text:p text:style-name="P1">V1740s</text:p>
          <text:p text:style-name="P1">(5)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9cm" svg:height="2.4cm" svg:x="17.7cm" svg:y="12.2cm">
          <text:p text:style-name="P1">PPG</text:p>
          <text:p text:style-name="P1">(1)</text:p>
          <draw:enhanced-geometry svg:viewBox="0 0 21600 21600" draw:type="rectangle" draw:enhanced-path="M 0 0 L 21600 0 21600 21600 0 21600 0 0 Z N"/>
        </draw:custom-shape>
        <draw:line draw:style-name="gr4" draw:text-style-name="P5" xml:id="id1" draw:id="id1" draw:layer="layout" svg:x1="20.2cm" svg:y1="5.8cm" svg:x2="20.2cm" svg:y2="7cm">
          <text:p/>
        </draw:line>
        <draw:connector draw:style-name="gr5" draw:text-style-name="P5" draw:layer="layout" svg:x1="20.2cm" svg:y1="7cm" svg:x2="19.15cm" svg:y2="12.2cm" draw:start-shape="id1" draw:start-glue-point="2" draw:end-shape="id2" draw:end-glue-point="0" svg:d="M20200 7000v2600h-1050v2600" svg:viewBox="0 0 1051 5201">
          <text:p/>
        </draw:connector>
        <draw:custom-shape draw:style-name="gr6" draw:text-style-name="P6" xml:id="id4" draw:id="id4" draw:layer="layout" svg:width="3.6cm" svg:height="2.4cm" svg:x="0.5cm" svg:y="5.8cm">
          <text:p text:style-name="P1">ADC FMC</text:p>
          <text:p text:style-name="P1">50 MHz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3.956cm" svg:y1="2.55cm" svg:x2="2.3cm" svg:y2="5.8cm" draw:start-shape="id3" draw:start-glue-point="3" draw:end-shape="id4" draw:end-glue-point="0" svg:d="M3956 2550h-1656v3250" svg:viewBox="0 0 1657 3251">
          <text:p/>
        </draw:connector>
        <draw:frame draw:style-name="gr8" draw:text-style-name="P7" draw:layer="layout" svg:width="2.686cm" svg:height="2cm" svg:x="1.2cm" svg:y="1.3cm">
          <draw:text-box>
            <text:p>50 MHz</text:p>
          </draw:text-box>
        </draw:frame>
        <draw:frame draw:style-name="gr9" draw:text-style-name="P7" draw:layer="layout" svg:width="3.216cm" svg:height="0.962cm" svg:x="9.884cm" svg:y="0.438cm">
          <draw:text-box>
            <text:p>62.5 MHz</text:p>
          </draw:text-box>
        </draw:frame>
        <draw:custom-shape draw:style-name="gr10" draw:text-style-name="P8" xml:id="id7" draw:id="id7" draw:layer="layout" svg:width="3.5cm" svg:height="2.4cm" svg:x="16.8cm" svg:y="3.4cm">
          <text:p text:style-name="P1">CDM</text:p>
          <text:p text:style-name="P1">Slave 1</text:p>
          <text:p text:style-name="P1">24 Channel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15.4cm" svg:y1="2.6cm" svg:x2="10.45cm" svg:y2="5.4cm" draw:start-shape="id5" draw:start-glue-point="2" draw:end-shape="id6" draw:end-glue-point="0" svg:d="M15400 2600v1400h-4950v1400" svg:viewBox="0 0 4951 2801">
          <text:p/>
        </draw:connector>
        <draw:connector draw:style-name="gr11" draw:text-style-name="P5" draw:layer="layout" svg:x1="15.4cm" svg:y1="2.6cm" svg:x2="16.8cm" svg:y2="4.6cm" draw:start-shape="id5" draw:start-glue-point="2" draw:end-shape="id7" draw:end-glue-point="3" svg:d="M15400 2600v2000h1400" svg:viewBox="0 0 1401 2001">
          <text:p/>
        </draw:connector>
        <draw:frame draw:style-name="gr9" draw:text-style-name="P7" draw:layer="layout" svg:width="3.216cm" svg:height="0.962cm" svg:x="11.414cm" svg:y="3.1cm">
          <draw:text-box>
            <text:p>62.5 MHz</text:p>
          </draw:text-box>
        </draw:frame>
        <draw:line draw:style-name="gr12" draw:text-style-name="P5" xml:id="id8" draw:id="id8" draw:layer="layout" svg:x1="18.3cm" svg:y1="5.8cm" svg:x2="18.3cm" svg:y2="7.08cm">
          <text:p/>
        </draw:line>
        <draw:connector draw:style-name="gr13" draw:text-style-name="P5" draw:layer="layout" svg:x1="18.3cm" svg:y1="7.08cm" svg:x2="15.469cm" svg:y2="12.2cm" draw:start-shape="id8" draw:start-glue-point="2" draw:end-shape="id9" draw:end-glue-point="0" svg:d="M18300 7080v2585h-2831v2535" svg:viewBox="0 0 2832 5121">
          <text:p/>
        </draw:connector>
        <draw:frame draw:style-name="gr14" draw:text-style-name="P7" draw:layer="layout" svg:width="2.056cm" svg:height="0.962cm" svg:x="16.244cm" svg:y="8.7cm">
          <draw:text-box>
            <text:p>5 Out</text:p>
          </draw:text-box>
        </draw:frame>
        <draw:frame draw:style-name="gr14" draw:text-style-name="P7" draw:layer="layout" svg:width="2.056cm" svg:height="0.962cm" svg:x="18.244cm" svg:y="8.6cm">
          <draw:text-box>
            <text:p>1 Out</text:p>
          </draw:text-box>
        </draw:frame>
        <draw:custom-shape draw:style-name="gr10" draw:text-style-name="P8" xml:id="id6" draw:id="id6" draw:layer="layout" svg:width="3.5cm" svg:height="2.4cm" svg:x="8.7cm" svg:y="5.4cm">
          <text:p text:style-name="P1">CDM</text:p>
          <text:p text:style-name="P1">Slave 1</text:p>
          <text:p text:style-name="P1">24 Channel</text:p>
          <draw:enhanced-geometry svg:viewBox="0 0 21600 21600" draw:type="rectangle" draw:enhanced-path="M 0 0 L 21600 0 21600 21600 0 21600 0 0 Z N"/>
        </draw:custom-shape>
        <draw:line draw:style-name="gr15" draw:text-style-name="P5" xml:id="id10" draw:id="id10" draw:layer="layout" svg:x1="17.135cm" svg:y1="5.825cm" svg:x2="17.135cm" svg:y2="7.04cm">
          <text:p/>
        </draw:line>
        <draw:connector draw:style-name="gr16" draw:text-style-name="P5" draw:layer="layout" draw:line-skew="-1.145cm" svg:x1="17.135cm" svg:y1="7.04cm" svg:x2="11.75cm" svg:y2="12.2cm" draw:start-shape="id10" draw:start-glue-point="2" draw:end-shape="id11" draw:end-glue-point="0" svg:d="M17135 7040v1473h-5385v3687" svg:viewBox="0 0 5386 5161">
          <text:p/>
        </draw:connector>
        <draw:frame draw:style-name="gr14" draw:text-style-name="P7" draw:layer="layout" svg:width="2.056cm" svg:height="0.962cm" svg:x="15.044cm" svg:y="7.5cm">
          <draw:text-box>
            <text:p>8 Out</text:p>
          </draw:text-box>
        </draw:frame>
        <draw:connector draw:style-name="gr17" draw:text-style-name="P5" draw:layer="layout" draw:line-skew="0cm -2.55cm" svg:x1="10.45cm" svg:y1="7.8cm" svg:x2="10.3cm" svg:y2="13.4cm" draw:start-shape="id6" draw:start-glue-point="2" draw:end-shape="id11" draw:end-glue-point="3" svg:d="M10450 7800v2200h-3250v3400h3100" svg:viewBox="0 0 3251 5601">
          <text:p/>
        </draw:connector>
        <draw:frame draw:style-name="gr18" draw:text-style-name="P7" draw:layer="layout" svg:width="2.407cm" svg:height="0.962cm" svg:x="7.5cm" svg:y="8.7cm">
          <draw:text-box>
            <text:p>24 Out</text:p>
          </draw:text-box>
        </draw:frame>
        <draw:custom-shape draw:style-name="gr6" draw:text-style-name="P6" xml:id="id5" draw:id="id5" draw:layer="layout" svg:width="3.6cm" svg:height="2.4cm" svg:x="13.6cm" svg:y="0.2cm">
          <text:p text:style-name="P1">NIM I/O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9.956cm" svg:y1="2.55cm" svg:x2="13.6cm" svg:y2="1.4cm" draw:start-shape="id3" draw:start-glue-point="1" draw:end-shape="id5" svg:d="M9956 2550h1822v-1150h1822" svg:viewBox="0 0 3645 1151">
          <text:p/>
        </draw:connector>
        <draw:custom-shape draw:style-name="gr19" draw:text-style-name="P1" xml:id="id3" draw:id="id3" draw:layer="layout" svg:width="6cm" svg:height="4.3cm" svg:x="3.956cm" svg:y="0.4cm">
          <text:p text:style-name="P1">Stratix I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7" draw:layer="layout" svg:width="6.3cm" svg:height="3.095cm" svg:x="3.9cm" svg:y="0.506cm">
          <draw:text-box>
            <text:p>50 MHz Base Clo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7-26T12:55:20.203217888</meta:creation-date>
    <dc:date>2016-07-26T17:28:00.961997220</dc:date>
    <dc:creator>Simon </dc:creator>
    <meta:editing-duration>PT42M47S</meta:editing-duration>
    <meta:editing-cycles>12</meta:editing-cycles>
    <meta:generator>LibreOffice/5.0.3.2$Linux_X86_64 LibreOffice_project/00m0$Build-2</meta:generator>
    <meta:document-statistic meta:object-count="27"/>
  </office:meta>
</office:document-meta>
</file>